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7.5in" style:page-number="auto" table:align="center"/>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6.0625in"/>
    </style:style>
    <style:style style:name="Table1.1" style:family="table-row">
      <style:table-row-properties style:min-row-height="1.8681in"/>
    </style:style>
    <style:style style:name="Table1.A1" style:family="table-cell">
      <style:table-cell-properties style:vertical-align="top" fo:padding="0in" fo:border="none" fo:wrap-option="wrap"/>
    </style:style>
    <style:style style:name="Table1.2" style:family="table-row">
      <style:table-row-properties style:min-row-height="2.5549in"/>
    </style:style>
    <style:style style:name="Table1.A2" style:family="table-cell">
      <style:table-cell-properties style:vertical-align="top" fo:padding="0in" fo:border-left="none" fo:border-right="none" fo:border-top="0.5pt solid #000000" fo:border-bottom="none" fo:wrap-option="wrap"/>
    </style:style>
    <style:style style:name="Table1.3" style:family="table-row">
      <style:table-row-properties style:row-height="0.2in"/>
    </style:style>
    <style:style style:name="Table1.A3" style:family="table-cell">
      <style:table-cell-properties style:vertical-align="top" fo:padding="0in" fo:border-left="none" fo:border-right="none" fo:border-top="none" fo:border-bottom="0.5pt solid #000000" fo:wrap-option="wrap"/>
    </style:style>
    <style:style style:name="Table1.4" style:family="table-row">
      <style:table-row-properties style:min-row-height="1.6792in"/>
    </style:style>
    <style:style style:name="Table1.6" style:family="table-row">
      <style:table-row-properties style:min-row-height="1.3028in"/>
    </style:style>
    <style:style style:name="Table1.A7" style:family="table-cell">
      <style:table-cell-properties style:vertical-align="top" fo:padding="0in" fo:border="none" fo:wrap-option="wrap"/>
    </style:style>
    <style:style style:name="P1" style:family="paragraph" style:parent-style-name="Normal">
      <style:paragraph-properties fo:margin-top="0.0835in" fo:margin-bottom="0in" style:contextual-spacing="false" fo:line-height="100%"/>
      <style:text-properties style:font-name="Century Gothic" fo:font-size="11pt" fo:letter-spacing="0.028in"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0835in" fo:margin-bottom="0in"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0835in" fo:margin-bottom="0in"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0835in" fo:margin-bottom="0in" style:contextual-spacing="false" fo:line-height="100%">
        <style:tab-stops>
          <style:tab-stop style:position="1.8437in"/>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0835in" fo:margin-bottom="0in"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0835in" fo:margin-bottom="0in" style:contextual-spacing="false" fo:line-height="100%" style:writing-mode="lr-tb"/>
      <style:text-properties officeooo:paragraph-rsid="001c41f8"/>
    </style:style>
    <style:style style:name="P9" style:family="paragraph" style:parent-style-name="Standard">
      <style:paragraph-properties fo:margin-top="0.0835in" fo:margin-bottom="0in" style:contextual-spacing="false" fo:line-height="100%" style:writing-mode="lr-tb"/>
      <style:text-properties officeooo:paragraph-rsid="001ef127"/>
    </style:style>
    <style:style style:name="P10" style:family="paragraph" style:parent-style-name="Job_20_Title">
      <style:paragraph-properties fo:margin-top="0in" fo:margin-bottom="0in" style:contextual-spacing="false" fo:line-height="100%"/>
      <style:text-properties fo:color="#262626" loext:opacity="100%" style:font-name="Century Gothic" fo:font-size="14pt" fo:letter-spacing="0.028in"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28in"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0835in" fo:margin-bottom="0in" style:contextual-spacing="false"/>
      <style:text-properties fo:text-transform="uppercase" fo:color="#c45911" loext:opacity="100%" style:font-name="Century Gothic" fo:font-size="9pt" fo:letter-spacing="0.028in"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P17" style:family="paragraph" style:parent-style-name="Name" style:master-page-name="Standard">
      <style:paragraph-properties fo:margin-top="0in" fo:margin-bottom="0in" style:contextual-spacing="false" fo:line-height="100%" style:page-number="auto"/>
      <style:text-properties fo:color="#c45911" loext:opacity="100%" style:font-name="Century Gothic" fo:font-size="28pt" fo:letter-spacing="0.0417in" fo:language="en" fo:country="US" officeooo:rsid="000096ea" officeooo:paragraph-rsid="000096ea" style:font-name-asian="Calibri" style:font-size-asian="28pt" style:font-name-complex="Times New Roman" style:font-size-complex="11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Angela Dellamora</text:p>
            <text:p text:style-name="P10"/>
            <text:p text:style-name="P10">Verkäuferin</text:p>
            <text:p text:style-name="Contact_20_info">076 494 71 98 – <text:span text:style-name="T15">angela.dellamora@gmail.com – </text:span><text:span text:style-name="T16">www.meine-webseite.ch</text:span></text:p>
            <text:p text:style-name="Contact_20_info"/>
            <text:p text:style-name="P7">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49c4c47d-a5c9-4ef7-8c52-a38ee9175335">
              <text:p text:style-name="P8">
    <text:span text:style-name="T9">Kiosk-Verkäuferin – </text:span>
    <text:span text:style-name="T13">PPStephan</text:span>
    <text:span text:style-name="T9">:</text:span>
    <text:span text:style-name="T11"> </text:span>
    <text:span text:style-name="T14">August 2012</text:span>
    <text:span text:style-name="T5"> -</text:span>
    <text:span text:style-name="T4"> </text:span>
    <text:span text:style-name="T6">August 2020</text:span>
  </text:p>
              <text:p text:style-name="P3">Verkauf am Kiosk<text:line-break/>Verwalten und Säuberung des Kiosks<text:line-break/>Beratung der Kunden beim Einkauf<text:line-break/><text:line-break/></text:p>
              <text:p text:style-name="P3"/>
            </text:section>
            <text:section text:style-name="Sect1" text:name="6e86e912-ec1c-44a1-a878-ac2f71d17563">
              <text:p text:style-name="P8">
    <text:span text:style-name="T9">Kiosk-Verkäuferin – </text:span>
    <text:span text:style-name="T13">Valora AG</text:span>
    <text:span text:style-name="T9">:</text:span>
    <text:span text:style-name="T11"> </text:span>
    <text:span text:style-name="T14">August 2009</text:span>
    <text:span text:style-name="T5"> -</text:span>
    <text:span text:style-name="T4"> </text:span>
    <text:span text:style-name="T6">August 2012</text:span>
  </text:p>
              <text:p text:style-name="P3">Verkauf am Kiosk<text:line-break/>Verwalten und Säuberung des Kiosks<text:line-break/>Beratung der Kunden beim Einkauf<text:line-break/><text:line-break/></text:p>
              <text:p text:style-name="P3"/>
            </text:section>
            <text:section text:style-name="Sect1" text:name="69aba70e-8ba3-4020-9dbd-210c01a80376">
              <text:p text:style-name="P8">
    <text:span text:style-name="T9">Coiffeuse – </text:span>
    <text:span text:style-name="T13">selbstständig</text:span>
    <text:span text:style-name="T9">:</text:span>
    <text:span text:style-name="T11"> </text:span>
    <text:span text:style-name="T14">August 1989</text:span>
    <text:span text:style-name="T5"> -</text:span>
    <text:span text:style-name="T4"> </text:span>
    <text:span text:style-name="T6">August 2009</text:span>
  </text:p>
              <text:p text:style-name="P3">Komplette Coiffeurdienstleistungen, von Haare schneiden bis zum Styling<text:line-break/><text:line-break/></text:p>
              <text:p text:style-name="P3"/>
            </text:section>
            <text:section text:style-name="Sect1" text:name="a229b6df-db87-4c06-8a8d-df69df91466c">
              <text:p text:style-name="P8">
    <text:span text:style-name="T9">Betriebsmitarbeiterin – </text:span>
    <text:span text:style-name="T13">Hoffmann-La Roche</text:span>
    <text:span text:style-name="T9">:</text:span>
    <text:span text:style-name="T11"> </text:span>
    <text:span text:style-name="T14">August 1979</text:span>
    <text:span text:style-name="T5"> -</text:span>
    <text:span text:style-name="T4"> </text:span>
    <text:span text:style-name="T6">August 1986</text:span>
  </text:p>
              <text:p text:style-name="P3">Etikettieren von Medikamenten<text:line-break/></text:p>
              <text:p text:style-name="P3"/>
            </text:section>
            <text:section text:style-name="Sect1" text:name="00c34de6-2ccc-4f26-9235-988259bc5523">
              <text:p text:style-name="P8">
    <text:span text:style-name="T9">Restaurant-Mitarbeiterin – </text:span>
    <text:span text:style-name="T13">Coop</text:span>
    <text:span text:style-name="T9">:</text:span>
    <text:span text:style-name="T11"> </text:span>
    <text:span text:style-name="T14">August 1977</text:span>
    <text:span text:style-name="T5"> -</text:span>
    <text:span text:style-name="T4"> </text:span>
    <text:span text:style-name="T6">August 1978</text:span>
  </text:p>
              <text:p text:style-name="P3">Mitarbeit im Office<text:line-break/></text:p>
              <text:p text:style-name="P3"/>
            </text:section>
            <text:section text:style-name="Sect1" text:name="38effbb7-d6f6-4ce9-a47f-3edc4bdf8611">
              <text:p text:style-name="P8">
    <text:span text:style-name="T9">Coiffeuse – </text:span>
    <text:span text:style-name="T13">Heimbetrieb</text:span>
    <text:span text:style-name="T9">:</text:span>
    <text:span text:style-name="T11"> </text:span>
    <text:span text:style-name="T14">August 1976</text:span>
    <text:span text:style-name="T5"> -</text:span>
    <text:span text:style-name="T4"> </text:span>
    <text:span text:style-name="T6">August 1977</text:span>
  </text:p>
              <text:p text:style-name="P3">Selbstständig das Handwerk einer Coiffeuse angelernt<text:line-break/></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e4f4d414-fc36-43a7-b0b8-df8ad78f5d56">
              <text:p text:style-name="P9">
    <text:span text:style-name="T10">Berufswahlklasse - </text:span>
    <text:span text:style-name="T12">Basler Schule</text:span>
    <text:span text:style-name="T10">:</text:span>
    <text:span text:style-name="T3"> </text:span>
    <text:span text:style-name="T7">August 1975</text:span>
    <text:span text:style-name="T4"> - </text:span>
    <text:span text:style-name="T8">August 1976</text:span>
    <text:span text:style-name="T4"> </text:span>
  </text:p>
              <text:p text:style-name="P4">Grundausbildung</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fb1662c2-afae-4829-9512-005a5b83980f">
              <text:p text:style-name="P6"><text:span text:style-name="T17">Kompetenzen: </text:span>Freundlicher und respektvoller Umgang mit Kunden<text:line-break/>Selbstständiges Lernen und Arbeiten<text:line-break/>Durchhaltevermögen auch in stressigen Situation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835in" fo:margin-bottom="0in"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master-page-name="">
      <style:paragraph-properties fo:margin-top="0.0835in" fo:margin-bottom="0in"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28in"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in" fo:margin-bottom="0in" style:contextual-spacing="false"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0417in" style:font-size-asian="28pt"/>
    </style:style>
    <style:style style:name="Job_20_Title" style:display-name="Job Title" style:family="paragraph" style:parent-style-name="Normal">
      <style:paragraph-properties fo:margin-top="0in" fo:margin-bottom="0in" style:contextual-spacing="false"/>
      <style:text-properties fo:color="#262626" loext:opacity="100%" fo:font-size="14pt" fo:letter-spacing="0.028in" style:font-size-asian="14pt" style:font-size-complex="14pt"/>
    </style:style>
    <style:style style:name="Year" style:family="paragraph" style:parent-style-name="Normal">
      <style:paragraph-properties fo:margin-top="0in" fo:margin-bottom="0in"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28in"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28in"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8.5in" fo:page-height="11in" style:num-format="1" style:print-orientation="portrait" fo:margin-top="0.5in" fo:margin-bottom="0.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ngela Dellamora</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Substantial OpenOffice Resume</dc:title>
    <meta:creation-date>2017-08-04T17:35:35.17</meta:creation-date>
    <meta:editing-cycles>50</meta:editing-cycles>
    <meta:editing-duration>PT2H45M48S</meta:editing-duration>
    <dc:subject>hloom.com</dc:subject>
    <meta:initial-creator>hloom.com </meta:initial-creator>
    <dc:date>2021-07-27T18:14:18.904034204</dc:date>
    <meta:document-statistic meta:table-count="1" meta:image-count="0" meta:object-count="0" meta:page-count="1" meta:paragraph-count="13" meta:word-count="25" meta:character-count="363" meta:non-whitespace-character-count="346"/>
  </office:meta>
</office:document-meta>
</file>